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Arial1" svg:font-family="Arial" style:font-adornments="Gras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Gras" svg:font-family="'Arial Gra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3" style:family="table">
      <style:table-properties style:width="17.029cm" fo:margin-left="-0.016cm" fo:margin-right="-0.012cm" table:align="margins" style:writing-mode="lr-tb"/>
    </style:style>
    <style:style style:name="Tableau3.A" style:family="table-column">
      <style:table-column-properties style:column-width="8.514cm" style:rel-column-width="32767*"/>
    </style:style>
    <style:style style:name="Tableau3.B" style:family="table-column">
      <style:table-column-properties style:column-width="8.514cm" style:rel-column-width="32768*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Header">
      <style:text-properties fo:font-size="6pt" style:font-size-asian="6pt" style:font-size-complex="6pt"/>
    </style:style>
    <style:style style:name="P5" style:family="paragraph" style:parent-style-name="Footer">
      <style:text-properties fo:font-size="8pt" style:font-size-asian="8pt" style:font-size-complex="8pt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weight-complex="bold"/>
    </style:style>
    <style:style style:name="P8" style:family="paragraph" style:parent-style-name="Standard">
      <style:paragraph-properties style:snap-to-layout-grid="false"/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weight-complex="bold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style:snap-to-layout-gri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Standard">
      <style:paragraph-properties style:snap-to-layout-gri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16" style:family="paragraph" style:parent-style-name="Standard">
      <style:paragraph-properties style:text-autospace="none" style:writing-mode="lr-tb"/>
      <style:text-properties fo:font-size="12pt" fo:language="en" fo:country="US" fo:font-weight="bold" style:language-asian="en" style:country-asian="US" style:font-size-complex="12pt" style:font-weight-complex="bold"/>
    </style:style>
    <style:style style:name="P17" style:family="paragraph" style:parent-style-name="Standard">
      <style:paragraph-properties style:text-autospace="none" style:writing-mode="lr-tb"/>
      <style:text-properties style:font-name="Times New Roman" fo:font-size="12pt" fo:language="en" fo:country="US" fo:font-style="normal" fo:font-weight="bold" style:language-asian="en" style:country-asian="US" style:font-size-complex="12pt"/>
    </style:style>
    <style:style style:name="P18" style:family="paragraph" style:parent-style-name="Standard">
      <style:paragraph-properties style:text-autospace="none" style:writing-mode="lr-tb"/>
      <style:text-properties style:font-name="Times New Roman" fo:font-size="10pt" fo:language="en" fo:country="US" fo:font-style="normal" fo:font-weight="bold" style:font-size-asian="10pt" style:language-asian="en" style:country-asian="US" style:font-style-asian="normal" style:font-size-complex="10pt" style:font-style-complex="normal" style:font-weight-complex="bold"/>
    </style:style>
    <style:style style:name="P19" style:family="paragraph" style:parent-style-name="Standard">
      <style:paragraph-properties style:text-autospace="none" style:writing-mode="lr-tb"/>
      <style:text-properties style:font-name="Times New Roman" fo:font-size="10pt" fo:language="en" fo:country="US" fo:font-style="normal" fo:font-weight="bold" style:language-asian="en" style:country-asian="US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P21" style:family="paragraph" style:parent-style-name="Heading_20_1">
      <style:text-properties fo:font-weight="bold" style:font-weight-asian="bold" style:font-weight-complex="bold"/>
    </style:style>
    <style:style style:name="P22" style:family="paragraph" style:parent-style-name="Heading_20_8">
      <style:paragraph-properties style:snap-to-layout-gri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Symbol1" fo:font-style="normal" style:font-name-asian="Symbol1" style:font-style-asian="normal" style:font-name-complex="Symbol1" style:font-style-complex="normal"/>
    </style:style>
    <style:style style:name="T6" style:family="text">
      <style:text-properties fo:background-color="#ffff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h text:style-name="P21" text:outline-level="1">Intitulé du référentiel</text:h>
            <text:p text:style-name="P16"/>
            <text:p text:style-name="P18"><text:span text:style-name="T3">Référence de l’ancienne version </text:span>:</text:p>
            <text:p text:style-name="P16"/>
            <text:p text:style-name="P17"><text:span text:style-name="T2">Référence de la nouvelle version </text:span>:</text:p>
            <text:p text:style-name="P6"/>
          </table:table-cell>
        </table:table-row>
      </table:table>
      <text:p text:style-name="P10"/>
      <table:table table:name="Tableau4" table:style-name="Tableau4">
        <table:table-column table:style-name="Tableau4.A"/>
        <table:table-row>
          <table:table-cell table:style-name="Tableau4.A1" office:value-type="string">
            <text:h text:style-name="Heading_20_1" text:outline-level="1"><text:span text:style-name="T1">Nature des modifications apportées par la nouvelle version </text:span>:</text:h>
            <text:p text:style-name="P16"/>
            <text:p text:style-name="P19"/>
            <text:p text:style-name="P6"/>
          </table:table-cell>
        </table:table-row>
      </table:table>
      <text:p text:style-name="P10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9">Nature des impacts sur la réalisation des essais</text:p>
          </table:table-cell>
          <table:covered-table-cell/>
        </table:table-row>
        <table:table-row table:style-name="Tableau3.1">
          <table:table-cell table:style-name="Tableau3.A2" office:value-type="string">
            <text:h text:style-name="P22" text:outline-level="8">Évolutions nécessaires</text:h>
          </table:table-cell>
          <table:table-cell table:style-name="Tableau3.A1" office:value-type="string">
            <text:p text:style-name="P7">Actions à prévoir y compris planification</text:p>
          </table:table-cell>
        </table:table-row>
        <table:table-row table:style-name="Tableau3.1">
          <table:table-cell table:style-name="Tableau3.A2" office:value-type="string">
            <text:p text:style-name="P12">Les évolutions nécessitent-elles une mise à niveau des agents ?</text:p>
            <text:p text:style-name="P12"><text:span text:style-name="T4"><text:tab/>OUI : <text:tab/></text:span><text:span text:style-name="T5"></text:span><text:span text:style-name="T4"> <text:s text:c="4"/>NON : <text:s text:c="5"/></text:span><text:span text:style-name="T5"></text:span><text:span text:style-name="T4"> <text:tab/> </text:span></text:p>
          </table:table-cell>
          <table:table-cell table:style-name="Tableau3.A1" office:value-type="string">
            <text:p text:style-name="P15"/>
          </table:table-cell>
        </table:table-row>
        <table:table-row table:style-name="Tableau3.1">
          <table:table-cell table:style-name="Tableau3.A4" office:value-type="string">
            <text:p text:style-name="P12">Les évolutions nécessitent-elles la rédaction d'un nouveau mode opératoire ?</text:p>
            <text:p text:style-name="P12"><text:span text:style-name="T4"><text:tab/>OUI : <text:tab/></text:span><text:span text:style-name="T5"></text:span><text:span text:style-name="T4"> <text:s text:c="4"/>NON : <text:s text:c="6"/><text:tab/></text:span><text:span text:style-name="T5"></text:span><text:span text:style-name="T4"> </text:span></text:p>
          </table:table-cell>
          <table:table-cell table:style-name="Tableau3.B4" office:value-type="string">
            <text:p text:style-name="P15"/>
          </table:table-cell>
        </table:table-row>
        <table:table-row table:style-name="Tableau3.1">
          <table:table-cell table:style-name="Tableau3.A4" office:value-type="string">
            <text:p text:style-name="P12">Les évolutions nécessitent-elles l'achat de nouveaux matériels ou l'adaptation des matériels existants ?</text:p>
            <text:p text:style-name="P12"><text:span text:style-name="T4"><text:tab/>OUI : <text:tab/></text:span><text:span text:style-name="T5"></text:span><text:span text:style-name="T4"> <text:s text:c="4"/>NON : <text:s text:c="6"/><text:tab/></text:span><text:span text:style-name="T5"></text:span><text:span text:style-name="T4"> </text:span></text:p>
          </table:table-cell>
          <table:table-cell table:style-name="Tableau3.B4" office:value-type="string">
            <text:p text:style-name="P15"/>
          </table:table-cell>
        </table:table-row>
        <table:table-row table:style-name="Tableau3.1">
          <table:table-cell table:style-name="Tableau3.A4" office:value-type="string">
            <text:p text:style-name="P12">Les évolutions nécessitent-elles des changements de l'environnement de travail  ?</text:p>
            <text:p text:style-name="P12"><text:span text:style-name="T4"><text:tab/>OUI : <text:tab/></text:span><text:span text:style-name="T5"></text:span><text:span text:style-name="T4"> <text:s text:c="4"/>NON : <text:s text:c="6"/></text:span><text:span text:style-name="T5"></text:span></text:p>
          </table:table-cell>
          <table:table-cell table:style-name="Tableau3.B4" office:value-type="string">
            <text:p text:style-name="P15"/>
          </table:table-cell>
        </table:table-row>
        <table:table-row table:style-name="Tableau3.1">
          <table:table-cell table:style-name="Tableau3.A4" office:value-type="string">
            <text:p text:style-name="P12">Les évolutions nécessitent-elles des changements des consignes de sécurité (salle d'essai, poste de travail)  ?</text:p>
            <text:p text:style-name="P12"><text:span text:style-name="T4"><text:tab/>OUI : <text:tab/></text:span><text:span text:style-name="T5"></text:span><text:span text:style-name="T4"> <text:s text:c="4"/>NON : <text:s text:c="6"/><text:tab/></text:span><text:span text:style-name="T5"></text:span></text:p>
          </table:table-cell>
          <table:table-cell table:style-name="Tableau3.B4" office:value-type="string">
            <text:p text:style-name="P15"/>
          </table:table-cell>
        </table:table-row>
        <table:table-row table:style-name="Tableau3.1">
          <table:table-cell table:style-name="Tableau3.A4" office:value-type="string">
            <text:p text:style-name="P12">Les évolutions nécessitent-elles une information des clients ?</text:p>
            <text:p text:style-name="P12"><text:span text:style-name="T4"><text:tab/>OUI : <text:tab/></text:span><text:span text:style-name="T5"></text:span><text:span text:style-name="T4"> <text:s text:c="2"/>NON : <text:s text:c="6"/><text:tab/></text:span><text:span text:style-name="T5"></text:span></text:p>
          </table:table-cell>
          <table:table-cell table:style-name="Tableau3.B4" office:value-type="string">
            <text:p text:style-name="P15"/>
          </table:table-cell>
        </table:table-row>
        <table:table-row table:style-name="Tableau3.1">
          <table:table-cell table:style-name="Tableau3.B4" table:number-columns-spanned="2" office:value-type="string">
            <text:p text:style-name="P13">BILAN :</text:p>
            <text:p text:style-name="P13"/>
            <text:p text:style-name="P8"/>
            <text:p text:style-name="P13"><text:s/>Date d'application des nouvelles dispositions : </text:p>
            <text:p text:style-name="P8"/>
          </table:table-cell>
          <table:covered-table-cell/>
        </table:table-row>
        <table:table-row table:style-name="Tableau3.1">
          <table:table-cell table:style-name="Tableau3.B4" table:number-columns-spanned="2" office:value-type="string">
            <text:p text:style-name="P14"/>
            <text:p text:style-name="P11">Proposé par :<text:tab/><text:tab/><text:tab/> Nom :<text:tab/><text:tab/><text:tab/>Visa :<text:tab/><text:tab/> <text:s text:c="4"/>Date :</text:p>
            <text:p text:style-name="P11"/>
            <text:p text:style-name="P11">Validé par le chef d'unité :<text:tab/> Nom :<text:tab/><text:tab/><text:tab/>Visa :<text:tab/><text:tab/> <text:s text:c="4"/>Date :</text:p>
            <text:p text:style-name="P11"/>
            <text:p text:style-name="P12"><text:span text:style-name="T4">Diffusé à :</text:span> </text:p>
            <text:p text:style-name="P12"/>
            <text:p text:style-name="P12"/>
          </table:table-cell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Arial1" svg:font-family="Arial" style:font-adornments="Gras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Gras" svg:font-family="'Arial Gra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tableau" style:display-name="En-tête tableau" style:family="paragraph" style:parent-style-name="Standard">
      <style:paragraph-properties fo:margin="100%" fo:margin-left="0.101cm" fo:margin-right="0cm" fo:margin-top="0.106cm" fo:margin-bottom="0.106cm" fo:orphans="0" fo:widows="0" fo:text-indent="0cm" style:auto-text-indent="false"/>
      <style:text-properties style:font-name="Arial" fo:font-size="10pt" fo:font-weight="bold" style:font-size-asian="10pt" style:font-weight-asian="bold" style:font-size-complex="10pt"/>
    </style:style>
    <style:style style:name="Num_20_Tableau" style:display-name="Num Tableau" style:family="paragraph" style:list-style-name="WW8Num5">
      <style:paragraph-properties fo:margin="100%" fo:margin-left="0cm" fo:margin-right="0cm" fo:margin-top="0.106cm" fo:margin-bottom="0.106cm" fo:text-align="center" style:justify-single-word="false" fo:orphans="2" fo:widows="2" fo:text-indent="0cm" style:auto-text-indent="false"/>
      <style:text-properties style:use-window-font-color="true" style:font-name="Arial Gras" fo:font-size="10pt" fo:language="fr" fo:country="FR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Texte_20_tableau" style:display-name="Texte tableau" style:family="paragraph">
      <style:paragraph-properties fo:margin="100%" fo:margin-left="0.131cm" fo:margin-right="0.131cm" fo:margin-top="0.106cm" fo:margin-bottom="0.106cm" fo:orphans="2" fo:widows="2" fo:text-indent="0cm" style:auto-text-indent="false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="100%" fo:margin-left="-0.101cm" fo:margin-right="0cm" fo:margin-top="0.12cm" fo:margin-bottom="0.109cm" fo:orphans="0" fo:widows="0" fo:text-indent="0cm" style:auto-text-indent="false" style:page-number="auto" fo:background-color="transparent" style:shadow="none">
        <style:tab-stops/>
        <style:background-image/>
      </style:paragraph-properties>
      <style:text-properties fo:color="#000080" style:font-name="Arial1" fo:font-size="11pt" fo:font-weight="bold"/>
    </style:style>
    <style:style style:name="Texte_20_Fragment" style:display-name="Texte Fragment" style:family="paragraph" style:list-style-name="Numbering_20_1">
      <style:paragraph-properties fo:margin="100%" fo:margin-left="0.199cm" fo:margin-right="0cm" fo:margin-top="0.101cm" fo:margin-bottom="0cm" fo:keep-together="always" fo:text-indent="0cm" style:auto-text-indent="false" text:number-lines="false" text:line-number="0">
        <style:tab-stops/>
      </style:paragraph-properties>
      <style:text-properties fo:font-size="11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style:font-size-asian="14pt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keep-with-next="always"/>
      <style:text-properties fo:font-size="14pt" style:font-size-complex="14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WW8Num5z0" style:family="text">
      <style:text-properties style:font-name="Arial Gra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space-before="0.12cm" text:min-label-width="0.5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cm" style:rel-width="100%" table:align="left"/>
    </style:style>
    <style:style style:name="Tableau2.A" style:family="table-column">
      <style:table-column-properties style:column-width="4.251cm" style:rel-column-width="2410*"/>
    </style:style>
    <style:style style:name="Tableau2.B" style:family="table-column">
      <style:table-column-properties style:column-width="8.498cm" style:rel-column-width="481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MP4" style:family="paragraph" style:parent-style-name="Table_20_Contents">
      <style:text-properties fo:font-size="10pt" style:font-size-asian="10pt" style:font-size-complex="10pt"/>
    </style:style>
    <style:style style:name="MP5" style:family="paragraph" style:parent-style-name="Header">
      <style:text-properties fo:font-size="6pt" style:font-size-asian="6pt" style:font-size-complex="6pt"/>
    </style:style>
    <style:style style:name="MP6" style:family="paragraph" style:parent-style-name="Footer">
      <style:text-properties fo:font-size="8pt" style:font-size-asian="8pt" style:font-size-complex="8pt"/>
    </style:style>
    <style:style style:name="MT1" style:family="text">
      <style:text-properties fo:background-color="#ffff00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column table:style-name="Tableau2.A"/>
          <table:table-row>
            <table:table-cell table:style-name="Tableau2.A1" office:value-type="string">
              <text:p text:style-name="MP1">CEREMA</text:p>
              <text:p text:style-name="MP1">DTerCE</text:p>
              <text:p text:style-name="MP2"/>
              <text:p text:style-name="MP2">DLCF</text:p>
            </table:table-cell>
            <table:table-cell table:style-name="Tableau2.A1" office:value-type="string">
              <text:p text:style-name="MP3">Fiche d'évolution </text:p>
              <text:p text:style-name="MP3">d'un référentiel</text:p>
            </table:table-cell>
            <table:table-cell table:style-name="Tableau2.C1" office:value-type="string">
              <text:p text:style-name="MP4">Réf. : <text:bookmark-start text:name="P_REF"/>R<text:bookmark-end text:name="P_REF"/>2.DLCF.DM.005</text:p>
              <text:p text:style-name="MP4">Révision : <text:bookmark-start text:name="P_REVISION"/>0<text:bookmark-end text:name="P_REVISION"/>0<text:span text:style-name="MT1">1</text:span></text:p>
              <text:p text:style-name="MP4">Du <text:span text:style-name="MT1">27/01/2014</text:span></text:p>
            </table:table-cell>
          </table:table-row>
        </table:table>
        <text:p text:style-name="MP5"><text:tab/><text:tab/><office:annotation><dc:creator>Juliette Pascot</dc:creator><dc:date>2011-04-15T15:42:14</dc:date><text:p>Ne rien inscrire dans la case Ref , revision, du, <text:s/>paramétrage automatique par GEDOQ</text:p></office:annotation></text:p>
      </style:header>
      <style:footer>
        <text:p text:style-name="MP6"><text:file-name text:display="name">DLCF_R2_DM_Fiche_evolution_referentiel_031012_rev0</text:file-nam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creation-date>2009-06-01T18:17:35</meta:creation-date>
    <dc:date>2014-01-27T08:39:45.60</dc:date>
    <meta:print-date>2009-08-20T09:56:31</meta:print-date>
    <meta:editing-cycles>29</meta:editing-cycles>
    <meta:editing-duration>PT4H39M44S</meta:editing-duration>
    <meta:document-statistic meta:table-count="4" meta:image-count="0" meta:object-count="0" meta:page-count="1" meta:paragraph-count="34" meta:word-count="191" meta:character-count="1251" meta:non-whitespace-character-count="987"/>
    <meta:user-defined meta:name="Info 1"/>
    <meta:user-defined meta:name="Info 2"/>
    <meta:user-defined meta:name="Info 3"/>
    <meta:user-defined meta:name="Info 4"/>
  </office:meta>
</office:document-meta>
</file>